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507in" fo:margin-left="-0.075in" table:align="left" style:writing-mode="lr-tb"/>
    </style:style>
    <style:style style:name="Table2.A" style:family="table-column">
      <style:table-column-properties style:column-width="3.325in"/>
    </style:style>
    <style:style style:name="Table2.B" style:family="table-column">
      <style:table-column-properties style:column-width="3.325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</style:style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Use case: Explode Box</text:span></text:p>
      <text:p text:style-name="Brödtext">Short description: Fire from an exploded bomb is reaching a box turning it to an empty tile or a powerup</text:p>
      <text:p text:style-name="Brödtext">Priority: High</text:p>
      <text:p text:style-name="Brödtext">Extends or Includes: UC Fire Spreading</text:p>
      <text:p text:style-name="Brödtext">Participating actors</text:p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x gets reached by spreading fir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box gets turned into fir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tile is turned to an empty tile.</text:p>
          </table:table-cell>
        </table:table-row>
      </table:table>
      <text:p text:style-name="Brödtext"/>
      <text:p text:style-name="Brödtext">Alternate flow: A box explodes and leaves a powerup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ctor</text:p>
          </table:table-cell>
          <table:table-cell table:style-name="Table2.A1" office:value-type="string">
            <text:p text:style-name="P1">System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A box gets reached by spreading fire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The box gets turned into fire.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At a certain randomness the tile is turned into an ExtraFirePowerTile or an ExtraBombsTile.</text:p>
          </table:table-cell>
        </table:table-row>
      </table:table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fo:font-size="9pt" style:font-size-asian="9pt" style:font-name-complex="Wingdings" style:font-size-complex="9pt"/>
    </style:style>
    <style:style style:name="ListLabel_20_3" style:display-name="ListLabel 3" style:family="text">
      <style:text-properties fo:font-size="9pt" style:font-size-asian="9pt" style:font-name-complex="Wingdings 2" style:font-size-complex="9pt"/>
    </style:style>
    <style:style style:name="ListLabel_20_4" style:display-name="ListLabel 4" style:family="text">
      <style:text-properties fo:font-size="9pt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Wingdings 2'" style:font-style-name="Regular" style:font-family-generic="roman" style:font-pitch="variable" style:font-charset="x-symbol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8S</meta:editing-duration>
    <meta:editing-cycles>12</meta:editing-cycles>
    <meta:generator>OpenOffice.org/3.4$Win32 OpenOffice.org_project/340m1$Build-9590</meta:generator>
    <dc:date>2012-05-21T15:05:21.20</dc:date>
    <meta:document-statistic meta:table-count="2" meta:image-count="0" meta:object-count="0" meta:page-count="1" meta:paragraph-count="19" meta:word-count="103" meta:character-count="582"/>
    <meta:user-defined meta:name="Info 1"/>
    <meta:user-defined meta:name="Info 2"/>
    <meta:user-defined meta:name="Info 3"/>
    <meta:user-defined meta:name="Info 4"/>
  </office:meta>
</office:document-meta>
</file>